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59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330.21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4.9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13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8" style:family="table-cell" style:parent-style-name="Default">
      <style:table-cell-properties style:vertical-align="middle"/>
      <style:text-properties style:font-name="DejaVu Sans"/>
    </style:style>
    <style:style style:name="ce19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background-color="#009933" style:vertical-align="middle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6" table:default-cell-style-name="ce19"/>
        <table:table-column table:style-name="co12" table:number-columns-repeated="768" table:default-cell-style-name="ce19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" office:value-type="string" calcext:value-type="string">
            <text:p>Qty</text:p>
          </table:table-cell>
          <table:table-cell table:style-name="ce16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" office:value-type="string" calcext:value-type="string">
            <text:p>Total</text:p>
            <text:p> Price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"/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2]*[.E2]" office:value-type="float" office:value="1.6" calcext:value-type="float">
            <text:p>1.6</text:p>
          </table:table-cell>
          <table:table-cell table:style-name="ce17" office:value-type="float" office:value="110" calcext:value-type="float">
            <text:p>110</text:p>
          </table:table-cell>
          <table:table-cell table:style-name="ce8" office:value-type="float" office:value="0.8" calcext:value-type="float">
            <text:p>0.8</text:p>
          </table:table-cell>
          <table:table-cell table:formula="of:=[.H2]*[.D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3]*[.E3]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0.8" calcext:value-type="float">
            <text:p>0.8</text:p>
          </table:table-cell>
          <table:table-cell table:formula="of:=[.H3]*[.D3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4]*[.E4]" office:value-type="float" office:value="3.2" calcext:value-type="float">
            <text:p>3.2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0.8" calcext:value-type="float">
            <text:p>0.8</text:p>
          </table:table-cell>
          <table:table-cell table:formula="of:=[.H4]*[.D4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]*[.E5]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8" calcext:value-type="float">
            <text:p>0.8</text:p>
          </table:table-cell>
          <table:table-cell table:formula="of:=[.H5]*[.D5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6]*[.E6]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0.8" calcext:value-type="float">
            <text:p>0.8</text:p>
          </table:table-cell>
          <table:table-cell table:formula="of:=[.H6]*[.D6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7]*[.E7]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 table:style-name="ce8" office:value-type="float" office:value="0.8" calcext:value-type="float">
            <text:p>0.8</text:p>
          </table:table-cell>
          <table:table-cell table:formula="of:=[.H7]*[.D7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8]*[.E8]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0.8" calcext:value-type="float">
            <text:p>0.8</text:p>
          </table:table-cell>
          <table:table-cell table:formula="of:=[.H8]*[.D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9]*[.E9]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0.8" calcext:value-type="float">
            <text:p>0.8</text:p>
          </table:table-cell>
          <table:table-cell table:formula="of:=[.H9]*[.D9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0]*[.E10]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0.8" calcext:value-type="float">
            <text:p>0.8</text:p>
          </table:table-cell>
          <table:table-cell table:formula="of:=[.H10]*[.D10]" office:value-type="float" office:value="1.6" calcext:value-type="float">
            <text:p>1.6</text:p>
          </table:table-cell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1]*[.E11]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0.8" calcext:value-type="float">
            <text:p>0.8</text:p>
          </table:table-cell>
          <table:table-cell table:formula="of:=[.H11]*[.D1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2]*[.E12]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0.8" calcext:value-type="float">
            <text:p>0.8</text:p>
          </table:table-cell>
          <table:table-cell table:formula="of:=[.H12]*[.D1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3]*[.E13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 office:value-type="float" office:value="2.75" calcext:value-type="float">
            <text:p>2.75</text:p>
          </table:table-cell>
          <table:table-cell table:formula="of:=[.H13]*[.D13]" office:value-type="float" office:value="5.5" calcext:value-type="float">
            <text:p>5.5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14]*[.E14]"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[.H14]*[.D14]" office:value-type="float" office:value="1.6" calcext:value-type="float">
            <text:p>1.6</text:p>
          </table:table-cell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D15]*[.E15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5]*[.D15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6]*[.E16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6]*[.D16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1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table:formula="of:=[.D17]*[.E17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[.H17]*[.D17]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18]*[.E18]"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[.H18]*[.D1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_box_pcb_mount.stl</text:p>
          </table:table-cell>
          <table:table-cell office:value-type="string" calcext:value-type="string">
            <text:p>PCB mou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style-name="ce8" table:formula="of:=[.D19]*[.E19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D19]*[.H19]" office:value-type="float" office:value="0.8" calcext:value-type="float">
            <text:p>0.8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0]*[.E20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0]*[.D20]" office:value-type="float" office:value="1.6" calcext:value-type="float">
            <text:p>1.6</text:p>
          </table:table-cell>
          <table:table-cell table:style-name="ce3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1]*[.E2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1]*[.D2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2]*[.E22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D23]*[.E23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5]*[.E25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D26]*[.E26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6]*[.D26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7]*[.E27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7]*[.D27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28]*[.E28]" office:value-type="float" office:value="1.6" calcext:value-type="float">
            <text:p>1.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H28]*[.D2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29]*[.E29]" office:value-type="float" office:value="1.6" calcext:value-type="float">
            <text:p>1.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H29]*[.D29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D30]*[.E30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H30]*[.D3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2]*[.D32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table:formula="of:=[.H32]*[.D32]" office:value-type="float" office:value="33" calcext:value-type="float">
            <text:p>3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33]*[.E3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formula="of:=[.H33]*[.D33]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5 Hex Nuts</text:p>
          </table:table-cell>
          <table:table-cell table:style-name="ce5" office:value-type="string" calcext:value-type="string">
            <text:p>for axis of worm gear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table:formula="of:=[.D34]*[.E34]" office:value-type="float" office:value="0.12" calcext:value-type="float">
            <text:p>0.1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.02" calcext:value-type="float">
            <text:p>0.02</text:p>
          </table:table-cell>
          <table:table-cell table:formula="of:=[.H34]*[.D34]" office:value-type="float" office:value="0.12" calcext:value-type="float">
            <text:p>0.12</text:p>
          </table:table-cell>
          <table:table-cell table:style-name="ce18" table:number-columns-repeated="1015"/>
        </table:table-row>
        <table:table-row table:style-name="ro2">
          <table:table-cell table:style-name="ce5" office:value-type="string" calcext:value-type="string">
            <text:p>M5 Washers</text:p>
          </table:table-cell>
          <table:table-cell table:style-name="ce5" office:value-type="string" calcext:value-type="string">
            <text:p>for axis of worm gear, OD:10mm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12" calcext:value-type="float">
            <text:p>0.012</text:p>
          </table:table-cell>
          <table:table-cell table:style-name="ce14" table:formula="of:=[.E35]*[.D35]" office:value-type="float" office:value="0.072" calcext:value-type="float">
            <text:p>0.07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.012" calcext:value-type="float">
            <text:p>0.012</text:p>
          </table:table-cell>
          <table:table-cell table:formula="of:=[.H35]*[.D35]" office:value-type="float" office:value="0.072" calcext:value-type="float">
            <text:p>0.072</text:p>
          </table:table-cell>
          <table:table-cell table:style-name="ce18" table:number-columns-repeated="1015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t slots, electronics box and cover box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6]*[.D36]" office:value-type="float" office:value="14.8" calcext:value-type="float">
            <text:p>14.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36]*[.D36]" office:value-type="float" office:value="6.66" calcext:value-type="float">
            <text:p>6.6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10</text:p>
          </table:table-cell>
          <table:table-cell table:style-name="ce2" office:value-type="string" calcext:value-type="string">
            <text:p>for t slots, electronics box and cover box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D37]*[.E37]" office:value-type="float" office:value="1.28" calcext:value-type="float">
            <text:p>1.2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4" calcext:value-type="float">
            <text:p>0.04</text:p>
          </table:table-cell>
          <table:table-cell table:formula="of:=[.H37]*[.D37]" office:value-type="float" office:value="1.28" calcext:value-type="float">
            <text:p>1.2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ball bearing housing and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table:formula="of:=[.D38]*[.E38]"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table:style-name="ce8" office:value-type="float" office:value="0.06" calcext:value-type="float">
            <text:p>0.06</text:p>
          </table:table-cell>
          <table:table-cell table:formula="of:=[.H38]*[.D38]" office:value-type="float" office:value="1.2" calcext:value-type="float">
            <text:p>1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x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table:formula="of:=[.D39]*[.E39]" office:value-type="float" office:value="0.28" calcext:value-type="float">
            <text:p>0.2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4" calcext:value-type="float">
            <text:p>0.014</text:p>
          </table:table-cell>
          <table:table-cell table:formula="of:=[.H39]*[.D39]" office:value-type="float" office:value="0.28" calcext:value-type="float">
            <text:p>0.2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0]*[.E40]" office:value-type="float" office:value="0.288" calcext:value-type="float">
            <text:p>0.28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0]*[.D40]" office:value-type="float" office:value="0.288" calcext:value-type="float">
            <text:p>0.28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x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1]*[.E41]" office:value-type="float" office:value="0.384" calcext:value-type="float">
            <text:p>0.384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1]*[.D41]" office:value-type="float" office:value="0.384" calcext:value-type="float">
            <text:p>0.38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2]*[.E42]" office:value-type="float" office:value="0.312" calcext:value-type="float">
            <text:p>0.312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2]*[.D42]" office:value-type="float" office:value="0.312" calcext:value-type="float">
            <text:p>0.31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D43]*[.E43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4" calcext:value-type="float">
            <text:p>0.04</text:p>
          </table:table-cell>
          <table:table-cell table:formula="of:=[.H43]*[.D43]" office:value-type="float" office:value="0.48" calcext:value-type="float">
            <text:p>0.4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, DC motor mount flange ,Encoder holder and electronics box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D44]*[.E44]"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table:style-name="ce8" office:value-type="float" office:value="0.03" calcext:value-type="float">
            <text:p>0.03</text:p>
          </table:table-cell>
          <table:table-cell table:formula="of:=[.H44]*[.D44]" office:value-type="float" office:value="0.6" calcext:value-type="float">
            <text:p>0.6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D45]*[.E45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style-name="ce8" office:value-type="float" office:value="0.03" calcext:value-type="float">
            <text:p>0.03</text:p>
          </table:table-cell>
          <table:table-cell table:formula="of:=[.H45]*[.D45]" office:value-type="float" office:value="0.3" calcext:value-type="float">
            <text:p>0.3</text:p>
          </table:table-cell>
          <table:table-cell table:style-name="ce3"/>
          <table:table-cell table:style-name="ce21" table:number-columns-repeated="1014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table:formula="of:=[.D46]*[.E46]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style-name="ce8" office:value-type="float" office:value="0.05" calcext:value-type="float">
            <text:p>0.05</text:p>
          </table:table-cell>
          <table:table-cell table:formula="of:=[.H46]*[.D46]" office:value-type="float" office:value="0.1" calcext:value-type="float">
            <text:p>0.1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style-name="ce8" table:formula="of:=[.D47]*[.E47]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.05</text:p>
          </table:table-cell>
          <table:table-cell table:formula="of:=[.H47]*[.D47]" office:value-type="float" office:value="0.1" calcext:value-type="float">
            <text:p>0.1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Ball Bearing 6007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49]*[.E49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49]*[.D49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0]*[.E50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50]*[.D50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6">
          <table:table-cell table:style-name="ce2" office:value-type="string" calcext:value-type="string">
            <text:p>Timing Pulley GT2, 6mm Belt, 20 Tooth, 6mm Bore</text:p>
          </table:table-cell>
          <table:table-cell/>
          <table:table-cell table:style-name="ce15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2]*[.E52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[.H52]*[.D52]" office:value-type="float" office:value="4.54" calcext:value-type="float">
            <text:p>4.54</text:p>
          </table:table-cell>
          <table:table-cell table:style-name="ce3" office:value-type="string" calcext:value-type="string">
            <text:p>For DC motor 6mm Bore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5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3]*[.E53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table:formula="of:=[.H53]*[.D53]" office:value-type="float" office:value="6.8" calcext:value-type="float">
            <text:p>6.8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5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4]*[.E54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.85</text:p>
          </table:table-cell>
          <table:table-cell table:formula="of:=[.H54]*[.D54]" office:value-type="float" office:value="1.7" calcext:value-type="float">
            <text:p>1.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5])" office:value-type="float" office:value="211.696" calcext:value-type="float">
            <text:p>211.696</text:p>
          </table:table-cell>
          <table:table-cell table:number-columns-repeated="2"/>
          <table:table-cell table:formula="of:=SUM([.I2:.I55])" office:value-type="float" office:value="133.076" calcext:value-type="float">
            <text:p>133.076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14" table:number-columns-repeated="7"/>
          <table:table-cell table:style-name="ce18" table:number-columns-repeated="1015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5" table:number-columns-repeated="2"/>
          <table:table-cell table:style-name="ce14" table:number-columns-repeated="7"/>
          <table:table-cell table:style-name="ce18" table:number-columns-repeated="1015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9:36:01.794081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09:37:14.827341215</dc:date>
    <meta:editing-duration>PT20H57M24S</meta:editing-duration>
    <meta:editing-cycles>53</meta:editing-cycles>
    <meta:generator>LibreOffice/5.1.1.3$Linux_X86_64 LibreOffice_project/10m0$Build-3</meta:generator>
    <meta:document-statistic meta:table-count="1" meta:cell-count="463" meta:object-count="0"/>
  </office:meta>
</office:document-meta>
</file>